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526cm" style:rel-column-width="56000*"/>
    </style:style>
    <style:style style:name="Tableau1.B" style:family="table-column">
      <style:table-column-properties style:column-width="2.473cm" style:rel-column-width="95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Ventilation des Frais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Table">1. Certificat ou refus</text:p>
          </table:table-cell>
          <table:table-cell table:style-name="Tableau1.B1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2. Récé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3. Envoi du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4. Envoi dossier <text:s/>pour demande d'avis services extérieurs :</text:p>
            <text:p text:style-name="UrbanTable">&gt;&gt;&gt;</text:p>
            <text:p text:style-name="UrbanTable">&gt;&gt;&gt;</text:p>
            <text:p text:style-name="UrbanTable">&gt;&gt;&gt;</text:p>
            <text:p text:style-name="UrbanTable">&gt;&gt;&gt;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5. Enquête publique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6. Envoi du permis ou du refus au demandeu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7. Divers</text:p>
          </table:table-cell>
          <table:table-cell table:style-name="Tableau1.B2" office:value-type="string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/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Total</text:p>
          </table:table-cell>
          <table:table-cell table:style-name="Tableau1.B9" table:formula="ooow:sum&lt;B1:B7&gt;" office:value-type="float" office:value="20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>Accompte</text:p>
          </table:table-cell>
          <table:table-cell table:style-name="Tableau1.B2" office:value-type="string">
            <text:p text:style-name="UrbanTable">4</text:p>
          </table:table-cell>
        </table:table-row>
        <table:table-row>
          <table:table-cell table:style-name="Tableau1.A2" office:value-type="string">
            <text:p text:style-name="UrbanTable">Solde à payer</text:p>
          </table:table-cell>
          <table:table-cell table:style-name="Tableau1.B9" table:formula="ooow:sum(&lt;B9&gt;)-&lt;B10&gt;" office:value-type="float" office:value="16">
            <text:p text:style-name="UrbanTable">16</text:p>
          </table:table-cell>
        </table:table-row>
      </table:table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1:30.980241138</dc:date>
    <dc:language>fr-FR</dc:language>
    <meta:editing-cycles>59</meta:editing-cycles>
    <meta:editing-duration>P1DT8H23M1S</meta:editing-duration>
    <meta:document-statistic meta:table-count="1" meta:image-count="0" meta:object-count="0" meta:page-count="1" meta:paragraph-count="26" meta:word-count="79" meta:character-count="482" meta:non-whitespace-character-count="435"/>
    <meta:user-defined meta:name="Info 1"/>
    <meta:user-defined meta:name="Info 2"/>
    <meta:user-defined meta:name="Info 3"/>
    <meta:user-defined meta:name="Info 4"/>
  </office:meta>
</office:document-meta>
</file>